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5.4307in"/>
    </style:style>
    <style:style style:name="co3" style:family="table-column">
      <style:table-column-properties fo:break-before="auto" style:column-width="3.141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502in" fo:break-before="auto" style:use-optimal-row-height="false"/>
    </style:style>
    <style:style style:name="ro3" style:family="table-row">
      <style:table-row-properties style:row-height="0.3283in" fo:break-before="auto" style:use-optimal-row-height="true"/>
    </style:style>
    <style:style style:name="ro4" style:family="table-row">
      <style:table-row-properties style:row-height="0.3016in" fo:break-before="auto" style:use-optimal-row-height="false"/>
    </style:style>
    <style:style style:name="ro5" style:family="table-row">
      <style:table-row-properties style:row-height="0.3563in" fo:break-before="auto" style:use-optimal-row-height="false"/>
    </style:style>
    <style:style style:name="ro6" style:family="table-row">
      <style:table-row-properties style:row-height="0.1917in" fo:break-before="auto" style:use-optimal-row-height="false"/>
    </style:style>
    <style:style style:name="ro7" style:family="table-row">
      <style:table-row-properties style:row-height="0.6398in" fo:break-before="auto" style:use-optimal-row-height="true"/>
    </style:style>
    <style:style style:name="ro8" style:family="table-row">
      <style:table-row-properties style:row-height="0.1827in" fo:break-before="auto" style:use-optimal-row-height="false"/>
    </style:style>
    <style:style style:name="ro9" style:family="table-row">
      <style:table-row-properties style:row-height="0.3472in" fo:break-before="auto" style:use-optimal-row-height="false"/>
    </style:style>
    <style:style style:name="ro10" style:family="table-row">
      <style:table-row-properties style:row-height="0.6846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ce3"/>
        <table:table-column table:style-name="co3" table:default-cell-style-name="ce3"/>
        <table:table-column table:style-name="co1" table:number-columns-repeated="16379" table:default-cell-style-name="Default"/>
        <table:table-row table:style-name="ro1">
          <table:table-cell office:value-type="float" office:value="-2" calcext:value-type="float">
            <text:p>-2</text:p>
          </table:table-cell>
          <table:table-cell table:style-name="ce1" office:value-type="string" calcext:value-type="string">
            <text:p>Priority</text:p>
          </table:table-cell>
          <table:table-cell table:style-name="ce1" office:value-type="string" calcext:value-type="string">
            <text:p>Name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Notes</text:p>
          </table:table-cell>
          <table:table-cell table:style-name="ce1" table:number-columns-repeated="16379"/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Organization</text:p>
          </table:table-cell>
          <table:table-cell office:value-type="string" calcext:value-type="string">
            <text:p>The project shall be open source. All artifacts shall be publicly available.</text:p>
          </table:table-cell>
          <table:table-cell table:number-columns-repeated="1638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Organization</text:p>
          </table:table-cell>
          <table:table-cell office:value-type="string" calcext:value-type="string">
            <text:p>There shall be a commercial model that shall return value to the project’s participants.</text:p>
          </table:table-cell>
          <table:table-cell table:number-columns-repeated="1638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Packaging</text:p>
          </table:table-cell>
          <table:table-cell office:value-type="string" calcext:value-type="string">
            <text:p>Shall be attractively and robustly packaged in a fixture.</text:p>
          </table:table-cell>
          <table:table-cell office:value-type="string" calcext:value-type="string">
            <text:p>Assume a 3D printed enclosure that containes the parts, exposes the connectors and mounted the motor etc.</text:p>
          </table:table-cell>
          <table:table-cell table:number-columns-repeated="16379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Packaging</text:p>
          </table:table-cell>
          <table:table-cell office:value-type="string" calcext:value-type="string">
            <text:p>There shall be a way to firmly attach a motor to the tester while it is being tested.</text:p>
          </table:table-cell>
          <table:table-cell office:value-type="string" calcext:value-type="string">
            <text:p>Assume the motor might have a synthetic load attached – like a flywheel or propeller.</text:p>
          </table:table-cell>
          <table:table-cell table:number-columns-repeated="16379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Packaging</text:p>
          </table:table-cell>
          <table:table-cell office:value-type="string" calcext:value-type="string">
            <text:p>There shall be a way to enclose the motor under test so that in case it malfunctions or is accidentally overdriven the tester shall not be harmed.</text:p>
          </table:table-cell>
          <table:table-cell table:number-columns-repeated="1638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Connectors</text:p>
          </table:table-cell>
          <table:table-cell office:value-type="string" calcext:value-type="string">
            <text:p>The tester shall have input voltage connections by which to connect a DC voltage.</text:p>
          </table:table-cell>
          <table:table-cell table:number-columns-repeated="1638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Connectors</text:p>
          </table:table-cell>
          <table:table-cell office:value-type="string" calcext:value-type="string">
            <text:p>Shall have output connections for U/V/W motor phases.</text:p>
          </table:table-cell>
          <table:table-cell table:number-columns-repeated="16380"/>
        </table:table-row>
        <table:table-row table:style-name="ro5">
          <table:table-cell office:value-type="float" office:value="6" calcext:value-type="float">
            <text:p>6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Connectors</text:p>
          </table:table-cell>
          <table:table-cell office:value-type="string" calcext:value-type="string">
            <text:p>Connectors shall be properly and appropriately sized for mechanical and electrical loads.</text:p>
          </table:table-cell>
          <table:table-cell table:number-columns-repeated="1638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Connectors</text:p>
          </table:table-cell>
          <table:table-cell office:value-type="string" calcext:value-type="string">
            <text:p>Shall permit a slot car controller to be plugged in using standard banana plugs.</text:p>
          </table:table-cell>
          <table:table-cell table:number-columns-repeated="16380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Shall be externally powered from a bench power supply capable of providing power similar to that available at most tracks.</text:p>
          </table:table-cell>
          <table:table-cell office:value-type="string" calcext:value-type="string">
            <text:p>Range: 0-18V, 0-30A</text:p>
          </table:table-cell>
          <table:table-cell table:number-columns-repeated="16379"/>
        </table:table-row>
        <table:table-row table:style-name="ro6">
          <table:table-cell office:value-type="float" office:value="9" calcext:value-type="float">
            <text:p>9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Shall be optionally capable of sinking return, braking power.</text:p>
          </table:table-cell>
          <table:table-cell office:value-type="string" calcext:value-type="string">
            <text:p>Range: 0-20A</text:p>
          </table:table-cell>
          <table:table-cell table:number-columns-repeated="16379"/>
        </table:table-row>
        <table:table-row table:style-name="ro7">
          <table:table-cell office:value-type="float" office:value="10" calcext:value-type="float">
            <text:p>1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asurement</text:p>
          </table:table-cell>
          <table:table-cell office:value-type="string" calcext:value-type="string">
            <text:p>Shall measure motor speed (Ke).</text:p>
          </table:table-cell>
          <table:table-cell office:value-type="string" calcext:value-type="string">
            <text:p>Optical or hall effect or both. Hall effect is affected by (non)ferrous motor rotor (bell) materials. Note: Kv is the output voltage when the shaft is rotated.</text:p>
          </table:table-cell>
          <table:table-cell table:number-columns-repeated="16379"/>
        </table:table-row>
        <table:table-row table:style-name="ro7">
          <table:table-cell office:value-type="float" office:value="11" calcext:value-type="float">
            <text:p>11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asurement</text:p>
          </table:table-cell>
          <table:table-cell office:value-type="string" calcext:value-type="string">
            <text:p>Shall NOT measure Kv.</text:p>
          </table:table-cell>
          <table:table-cell office:value-type="string" calcext:value-type="string">
            <text:p>Kv is the back emf voltage produced when the motor shaft it rotated. The tester shall not have a capability to rotate the shaft and measure the resulting Kv.</text:p>
          </table:table-cell>
          <table:table-cell table:number-columns-repeated="1637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asurement</text:p>
          </table:table-cell>
          <table:table-cell office:value-type="string" calcext:value-type="string">
            <text:p>Shall measure input voltage.</text:p>
          </table:table-cell>
          <table:table-cell table:number-columns-repeated="1638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asurement</text:p>
          </table:table-cell>
          <table:table-cell office:value-type="string" calcext:value-type="string">
            <text:p>Shall measure input current. </text:p>
          </table:table-cell>
          <table:table-cell table:number-columns-repeated="1638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asurement</text:p>
          </table:table-cell>
          <table:table-cell office:value-type="string" calcext:value-type="string">
            <text:p>Shall measure motor input current.</text:p>
          </table:table-cell>
          <table:table-cell table:number-columns-repeated="1638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asurement</text:p>
          </table:table-cell>
          <table:table-cell office:value-type="string" calcext:value-type="string">
            <text:p>Shall measure motor braking current.</text:p>
          </table:table-cell>
          <table:table-cell table:number-columns-repeated="1638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asurement</text:p>
          </table:table-cell>
          <table:table-cell office:value-type="string" calcext:value-type="string">
            <text:p>Shall measure motor voltage.</text:p>
          </table:table-cell>
          <table:table-cell table:number-columns-repeated="1638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asurement</text:p>
          </table:table-cell>
          <table:table-cell office:value-type="string" calcext:value-type="string">
            <text:p>Shall measure eRPM.</text:p>
          </table:table-cell>
          <table:table-cell office:value-type="string" calcext:value-type="string">
            <text:p>The eCom commutation rpm.</text:p>
          </table:table-cell>
          <table:table-cell table:number-columns-repeated="1637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Measurement</text:p>
          </table:table-cell>
          <table:table-cell office:value-type="string" calcext:value-type="string">
            <text:p>Shall measure motor phases resistances.</text:p>
          </table:table-cell>
          <table:table-cell table:number-columns-repeated="16380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Measurement</text:p>
          </table:table-cell>
          <table:table-cell office:value-type="string" calcext:value-type="string">
            <text:p>Shall measure motor phases inductances.</text:p>
          </table:table-cell>
          <table:table-cell table:number-columns-repeated="1638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asurement</text:p>
          </table:table-cell>
          <table:table-cell office:value-type="string" calcext:value-type="string">
            <text:p>Shall be able to measure a loaded motor.</text:p>
          </table:table-cell>
          <table:table-cell office:value-type="string" calcext:value-type="string">
            <text:p>Using a flywheel, propeller, fluid drag ...</text:p>
          </table:table-cell>
          <table:table-cell table:number-columns-repeated="16379"/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asurement</text:p>
          </table:table-cell>
          <table:table-cell office:value-type="string" calcext:value-type="string">
            <text:p>Shall measure motors in the range 1,000Kv to 28,000Kv</text:p>
          </table:table-cell>
          <table:table-cell office:value-type="string" calcext:value-type="string">
            <text:p>Note: the upper limit may extend based on motot innovations.</text:p>
          </table:table-cell>
          <table:table-cell table:number-columns-repeated="16379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asurement</text:p>
          </table:table-cell>
          <table:table-cell office:value-type="string" calcext:value-type="string">
            <text:p>Shall be able to know motor poles.</text:p>
          </table:table-cell>
          <table:table-cell office:value-type="string" calcext:value-type="string">
            <text:p>Needs to be input to the device.</text:p>
          </table:table-cell>
          <table:table-cell table:number-columns-repeated="16379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asurement</text:p>
          </table:table-cell>
          <table:table-cell office:value-type="string" calcext:value-type="string">
            <text:p>Shall be able to test 6, 8, 12 magnet motors.</text:p>
          </table:table-cell>
          <table:table-cell office:value-type="string" calcext:value-type="string">
            <text:p>3, 4, 6 pole pairs.</text:p>
          </table:table-cell>
          <table:table-cell table:number-columns-repeated="1637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Measurement</text:p>
          </table:table-cell>
          <table:table-cell office:value-type="string" calcext:value-type="string">
            <text:p>Shall measure motor weight.</text:p>
          </table:table-cell>
          <table:table-cell office:value-type="string" calcext:value-type="string">
            <text:p>External capability.</text:p>
          </table:table-cell>
          <table:table-cell table:number-columns-repeated="1637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Measurement</text:p>
          </table:table-cell>
          <table:table-cell office:value-type="string" calcext:value-type="string">
            <text:p>Shall measure motor rotational mass.</text:p>
          </table:table-cell>
          <table:table-cell office:value-type="string" calcext:value-type="string">
            <text:p>External capability.</text:p>
          </table:table-cell>
          <table:table-cell table:number-columns-repeated="16379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Measurement</text:p>
          </table:table-cell>
          <table:table-cell office:value-type="string" calcext:value-type="string">
            <text:p>Shall measure motor thermal emissions.</text:p>
          </table:table-cell>
          <table:table-cell office:value-type="string" calcext:value-type="string">
            <text:p>Might require an add-on.</text:p>
          </table:table-cell>
          <table:table-cell table:number-columns-repeated="16379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asurement</text:p>
          </table:table-cell>
          <table:table-cell office:value-type="string" calcext:value-type="string">
            <text:p>Shall operate with input voltages between 1V and 18V.</text:p>
          </table:table-cell>
          <table:table-cell table:number-columns-repeated="16380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asurement</text:p>
          </table:table-cell>
          <table:table-cell office:value-type="string" calcext:value-type="string">
            <text:p>Shall have a capability to limit the maximum input voltage.</text:p>
          </table:table-cell>
          <table:table-cell table:number-columns-repeated="1638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asurement</text:p>
          </table:table-cell>
          <table:table-cell office:value-type="string" calcext:value-type="string">
            <text:p>Shall have the capability to limit the maximum input current.</text:p>
          </table:table-cell>
          <table:table-cell table:number-columns-repeated="1638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Measurement</text:p>
          </table:table-cell>
          <table:table-cell office:value-type="string" calcext:value-type="string">
            <text:p>Shall measure <text:s/>motor balance.</text:p>
          </table:table-cell>
          <table:table-cell office:value-type="string" calcext:value-type="string">
            <text:p>External capability.</text:p>
          </table:table-cell>
          <table:table-cell table:number-columns-repeated="16379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Measurement</text:p>
          </table:table-cell>
          <table:table-cell office:value-type="string" calcext:value-type="string">
            <text:p>Shall measure motor shaft accuracy.</text:p>
          </table:table-cell>
          <table:table-cell office:value-type="string" calcext:value-type="string">
            <text:p>External capability.</text:p>
          </table:table-cell>
          <table:table-cell table:number-columns-repeated="16379"/>
        </table:table-row>
        <table:table-row table:style-name="ro8">
          <table:table-cell office:value-type="float" office:value="32" calcext:value-type="float">
            <text:p>32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Parts</text:p>
          </table:table-cell>
          <table:table-cell office:value-type="string" calcext:value-type="string">
            <text:p>Shall contain a standard eCom.</text:p>
          </table:table-cell>
          <table:table-cell office:value-type="string" calcext:value-type="string">
            <text:p>Probably the Remora – obvious reasons.</text:p>
          </table:table-cell>
          <table:table-cell table:number-columns-repeated="16379"/>
        </table:table-row>
        <table:table-row table:style-name="ro9">
          <table:table-cell office:value-type="float" office:value="33" calcext:value-type="float">
            <text:p>33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Parts</text:p>
          </table:table-cell>
          <table:table-cell office:value-type="string" calcext:value-type="string">
            <text:p>Shall support alternative eComs.</text:p>
          </table:table-cell>
          <table:table-cell office:value-type="string" calcext:value-type="string">
            <text:p>If they can support other required capabilities.</text:p>
          </table:table-cell>
          <table:table-cell table:number-columns-repeated="16379"/>
        </table:table-row>
        <table:table-row table:style-name="ro3">
          <table:table-cell office:value-type="float" office:value="34" calcext:value-type="float">
            <text:p>34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yno</text:p>
          </table:table-cell>
          <table:table-cell office:value-type="string" calcext:value-type="string">
            <text:p>Shall be able to operate in “dyno mode” to enable eCom parameter tuning to optimize motor performance.</text:p>
          </table:table-cell>
          <table:table-cell office:value-type="string" calcext:value-type="string">
            <text:p>Would probably require a Remora.</text:p>
          </table:table-cell>
          <table:table-cell table:number-columns-repeated="16379"/>
        </table:table-row>
        <table:table-row table:style-name="ro10">
          <table:table-cell office:value-type="float" office:value="35" calcext:value-type="float">
            <text:p>35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Profiles</text:p>
          </table:table-cell>
          <table:table-cell office:value-type="string" calcext:value-type="string">
            <text:p>Shall be able to setup and run test profiles.</text:p>
          </table:table-cell>
          <table:table-cell office:value-type="string" calcext:value-type="string">
            <text:p>The motor shall be run for a specific time at a specific voltage while values are captured, before increasing the voltage in multiple steps. Means it’ll need an mcu – Pi Pico?</text:p>
          </table:table-cell>
          <table:table-cell table:number-columns-repeated="16379"/>
        </table:table-row>
        <table:table-row table:style-name="ro10">
          <table:table-cell office:value-type="float" office:value="36" calcext:value-type="float">
            <text:p>36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splay</text:p>
          </table:table-cell>
          <table:table-cell office:value-type="string" calcext:value-type="string">
            <text:p>Shall show realtime test information.</text:p>
          </table:table-cell>
          <table:table-cell office:value-type="string" calcext:value-type="string">
            <text:p>Probably need some sort of attached display.</text:p>
          </table:table-cell>
          <table:table-cell table:number-columns-repeated="16379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Profiles</text:p>
          </table:table-cell>
          <table:table-cell office:value-type="string" calcext:value-type="string">
            <text:p>Shall be able to persistently save the results of a test.</text:p>
          </table:table-cell>
          <table:table-cell table:number-columns-repeated="16380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Profiles</text:p>
          </table:table-cell>
          <table:table-cell office:value-type="string" calcext:value-type="string">
            <text:p>Shall be able to label a test to associate it with a specific motor.</text:p>
          </table:table-cell>
          <table:table-cell table:number-columns-repeated="16380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Profiles</text:p>
          </table:table-cell>
          <table:table-cell office:value-type="string" calcext:value-type="string">
            <text:p>Shall be able to export test results to a common file format e.g. csv</text:p>
          </table:table-cell>
          <table:table-cell table:number-columns-repeated="1638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Profiles</text:p>
          </table:table-cell>
          <table:table-cell office:value-type="string" calcext:value-type="string">
            <text:p>Shall be able to compare test results.</text:p>
          </table:table-cell>
          <table:table-cell table:number-columns-repeated="16380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Shall be able to calculate and display various important motor parameters.</text:p>
          </table:table-cell>
          <table:table-cell table:number-columns-repeated="16380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Shall be able to make gearing recommendations.</text:p>
          </table:table-cell>
          <table:table-cell office:value-type="string" calcext:value-type="string">
            <text:p>Will require track input and a simulator.</text:p>
          </table:table-cell>
          <table:table-cell table:number-columns-repeated="16379"/>
        </table:table-row>
        <table:table-row table:style-name="ro1" table:number-rows-repeated="1048530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28">00/00/0000</text:date>, <text:time style:data-style-name="N2" text:time-value="15:26:18.33841040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02T09:47:24.210022041</meta:creation-date>
    <dc:date>2025-06-28T15:44:59.058625138</dc:date>
    <meta:editing-duration>P21DT21H37M5S</meta:editing-duration>
    <meta:editing-cycles>5</meta:editing-cycles>
    <meta:generator>LibreOffice/24.8.3.2$MacOSX_AARCH64 LibreOffice_project/48a6bac9e7e268aeb4c3483fcf825c94556d9f92</meta:generator>
    <meta:document-statistic meta:table-count="1" meta:cell-count="203" meta:object-count="0"/>
  </office:meta>
</office:document-meta>
</file>